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8-06" calcext:value-type="date">
            <text:p>06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5]-[.F15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5])" office:value-type="float" office:value="530" calcext:value-type="float">
            <text:p>53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5.250728595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5.2528585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5.552593274</dc:date>
    <dc:language>pt-PT</dc:language>
    <meta:editing-cycles>645</meta:editing-cycles>
    <meta:editing-duration>P4DT56M2S</meta:editing-duration>
    <meta:print-date>2024-04-03T16:20:46.977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